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sloLGS NF" svg:font-family="'MesloLGS NF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8400" loext:opacity="100%" style:font-name="MesloLGS NF" fo:font-size="8pt" officeooo:rsid="0040c2f8" officeooo:paragraph-rsid="0015e918" fo:background-color="transparent" style:font-size-asian="8pt" style:font-size-complex="8pt"/>
    </style:style>
    <style:style style:name="P2" style:family="paragraph" style:parent-style-name="Standard">
      <style:text-properties fo:color="#008400" loext:opacity="100%" style:font-name="MesloLGS NF" fo:font-size="8pt" officeooo:rsid="0076b07c" officeooo:paragraph-rsid="0076b07c" fo:background-color="transparent" style:font-size-asian="8pt" style:font-size-complex="8pt"/>
    </style:style>
    <style:style style:name="P3" style:family="paragraph" style:parent-style-name="Standard">
      <style:text-properties fo:color="#008400" loext:opacity="100%" style:font-name="MesloLGS NF" fo:font-size="8pt" officeooo:rsid="0015e918" officeooo:paragraph-rsid="00797fdd" fo:background-color="transparent" style:font-size-asian="8pt" style:font-size-complex="8pt"/>
    </style:style>
    <style:style style:name="P4" style:family="paragraph" style:parent-style-name="Standard">
      <style:text-properties fo:color="#008400" loext:opacity="100%" style:font-name="MesloLGS NF" fo:font-size="8pt" officeooo:rsid="0015e918" officeooo:paragraph-rsid="009db1c5" fo:background-color="transparent" style:font-size-asian="8pt" style:font-size-complex="8pt"/>
    </style:style>
    <style:style style:name="P5" style:family="paragraph" style:parent-style-name="Standard">
      <style:text-properties fo:color="#008400" loext:opacity="100%" style:font-name="MesloLGS NF" fo:font-size="8pt" officeooo:rsid="0015e918" officeooo:paragraph-rsid="00209445" fo:background-color="transparent" style:font-size-asian="8pt" style:font-size-complex="8pt"/>
    </style:style>
    <style:style style:name="P6" style:family="paragraph" style:parent-style-name="Standard">
      <style:text-properties fo:color="#008400" loext:opacity="100%" style:font-name="MesloLGS NF" fo:font-size="8pt" officeooo:rsid="0015e918" officeooo:paragraph-rsid="0018ea71" fo:background-color="transparent" style:font-size-asian="8pt" style:font-size-complex="8pt"/>
    </style:style>
    <style:style style:name="P7" style:family="paragraph" style:parent-style-name="Standard">
      <style:text-properties fo:color="#008400" loext:opacity="100%" style:font-name="MesloLGS NF" fo:font-size="8pt" officeooo:rsid="0015e918" officeooo:paragraph-rsid="00b93dd6" fo:background-color="transparent" style:font-size-asian="8pt" style:font-size-complex="8pt"/>
    </style:style>
    <style:style style:name="P8" style:family="paragraph" style:parent-style-name="Standard">
      <style:text-properties fo:color="#008400" loext:opacity="100%" style:font-name="MesloLGS NF" fo:font-size="8pt" officeooo:rsid="0015e918" officeooo:paragraph-rsid="00bd8857" fo:background-color="transparent" style:font-size-asian="8pt" style:font-size-complex="8pt"/>
    </style:style>
    <style:style style:name="P9" style:family="paragraph" style:parent-style-name="Standard">
      <style:text-properties fo:color="#008400" loext:opacity="100%" style:font-name="MesloLGS NF" fo:font-size="8pt" officeooo:rsid="0023c08c" officeooo:paragraph-rsid="0023c08c" fo:background-color="transparent" style:font-size-asian="8pt" style:font-size-complex="8pt"/>
    </style:style>
    <style:style style:name="P10" style:family="paragraph" style:parent-style-name="Standard">
      <style:text-properties fo:color="#008400" loext:opacity="100%" style:font-name="MesloLGS NF" fo:font-size="8pt" officeooo:rsid="0023c08c" officeooo:paragraph-rsid="00751b19" fo:background-color="transparent" style:font-size-asian="8pt" style:font-size-complex="8pt"/>
    </style:style>
    <style:style style:name="P11" style:family="paragraph" style:parent-style-name="Standard">
      <style:text-properties fo:color="#008400" loext:opacity="100%" style:font-name="MesloLGS NF" fo:font-size="8pt" officeooo:rsid="0023c08c" officeooo:paragraph-rsid="006d072a" fo:background-color="transparent" style:font-size-asian="8pt" style:font-size-complex="8pt"/>
    </style:style>
    <style:style style:name="P12" style:family="paragraph" style:parent-style-name="Standard">
      <style:text-properties fo:color="#008400" loext:opacity="100%" style:font-name="MesloLGS NF" fo:font-size="8pt" officeooo:rsid="0023c08c" officeooo:paragraph-rsid="00c4763f" fo:background-color="transparent" style:font-size-asian="8pt" style:font-size-complex="8pt"/>
    </style:style>
    <style:style style:name="P13" style:family="paragraph" style:parent-style-name="Standard">
      <style:text-properties fo:color="#008400" loext:opacity="100%" style:font-name="MesloLGS NF" fo:font-size="8pt" officeooo:rsid="00b7d6ac" officeooo:paragraph-rsid="00b7d6ac" fo:background-color="transparent" style:font-size-asian="8pt" style:font-size-complex="8pt"/>
    </style:style>
    <style:style style:name="P14" style:family="paragraph" style:parent-style-name="Standard">
      <style:text-properties fo:color="#008400" loext:opacity="100%" style:font-name="MesloLGS NF" fo:font-size="8pt" fo:font-weight="normal" officeooo:rsid="009e55d5" officeooo:paragraph-rsid="009e55d5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text-properties fo:color="#008400" loext:opacity="100%" style:font-name="MesloLGS NF" fo:font-size="8pt" fo:font-weight="normal" officeooo:rsid="0015e918" officeooo:paragraph-rsid="00bd8857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text-properties fo:color="#008400" loext:opacity="100%" style:font-name="MesloLGS NF" officeooo:paragraph-rsid="00797fdd"/>
    </style:style>
    <style:style style:name="P17" style:family="paragraph" style:parent-style-name="Standard">
      <style:text-properties fo:color="#008400" loext:opacity="100%" style:font-name="MesloLGS NF" officeooo:paragraph-rsid="009db1c5"/>
    </style:style>
    <style:style style:name="P18" style:family="paragraph" style:parent-style-name="Standard">
      <style:text-properties fo:color="#008400" loext:opacity="100%" style:font-name="MesloLGS NF" officeooo:paragraph-rsid="0023c08c"/>
    </style:style>
    <style:style style:name="P19" style:family="paragraph" style:parent-style-name="Standard">
      <style:text-properties fo:color="#008400" loext:opacity="100%" style:font-name="MesloLGS NF" officeooo:paragraph-rsid="005c6112"/>
    </style:style>
    <style:style style:name="P20" style:family="paragraph" style:parent-style-name="Standard">
      <style:text-properties fo:color="#008400" loext:opacity="100%" style:font-name="MesloLGS NF" officeooo:paragraph-rsid="00ab9692"/>
    </style:style>
    <style:style style:name="P21" style:family="paragraph" style:parent-style-name="Standard">
      <style:text-properties fo:color="#008400" loext:opacity="100%" style:font-name="MesloLGS NF" officeooo:paragraph-rsid="00b7d6ac"/>
    </style:style>
    <style:style style:name="P22" style:family="paragraph" style:parent-style-name="Standard">
      <style:text-properties fo:color="#005800" loext:opacity="100%" style:font-name="MesloLGS NF" fo:font-size="8pt" officeooo:rsid="0015e918" officeooo:paragraph-rsid="00797fdd" fo:background-color="transparent" style:font-size-asian="8pt" style:font-size-complex="8pt"/>
    </style:style>
    <style:style style:name="P23" style:family="paragraph" style:parent-style-name="Standard">
      <style:text-properties fo:color="#005800" loext:opacity="100%" style:font-name="MesloLGS NF" fo:font-size="8pt" fo:font-weight="normal" officeooo:rsid="009db1c5" officeooo:paragraph-rsid="009db1c5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style:text-properties style:font-name="MesloLGS NF" officeooo:paragraph-rsid="00a5cdc8"/>
    </style:style>
    <style:style style:name="P25" style:family="paragraph" style:parent-style-name="Standard">
      <style:text-properties style:font-name="MesloLGS NF" officeooo:paragraph-rsid="00abd403"/>
    </style:style>
    <style:style style:name="P26" style:family="paragraph" style:parent-style-name="Standard">
      <style:text-properties style:font-name="MesloLGS NF" officeooo:paragraph-rsid="00aeb109"/>
    </style:style>
    <style:style style:name="P27" style:family="paragraph" style:parent-style-name="Standard">
      <style:text-properties style:font-name="MesloLGS NF" officeooo:paragraph-rsid="00c1afd0"/>
    </style:style>
    <style:style style:name="P28" style:family="paragraph" style:parent-style-name="Standard">
      <style:text-properties fo:color="#7f7f7f" loext:opacity="100%" style:font-name="MesloLGS NF" fo:font-size="8pt" officeooo:rsid="0015e918" officeooo:paragraph-rsid="004520e1" fo:background-color="transparent" style:font-size-asian="8pt" style:font-size-complex="8pt"/>
    </style:style>
    <style:style style:name="P29" style:family="paragraph" style:parent-style-name="Standard">
      <style:text-properties fo:color="#7f7f7f" loext:opacity="100%" style:font-name="MesloLGS NF" fo:font-size="8pt" officeooo:rsid="0015e918" officeooo:paragraph-rsid="00b3a027" fo:background-color="transparent" style:font-size-asian="8pt" style:font-size-complex="8pt"/>
    </style:style>
    <style:style style:name="P30" style:family="paragraph" style:parent-style-name="Standard">
      <style:text-properties fo:color="#7f7f7f" loext:opacity="100%" style:font-name="MesloLGS NF" fo:font-size="8pt" officeooo:rsid="0015e918" officeooo:paragraph-rsid="00b7d6ac" fo:background-color="transparent" style:font-size-asian="8pt" style:font-size-complex="8pt"/>
    </style:style>
    <style:style style:name="P31" style:family="paragraph" style:parent-style-name="Standard">
      <style:text-properties fo:color="#ffffff" loext:opacity="100%" style:font-name="MesloLGS NF" fo:font-size="8pt" officeooo:rsid="0015e918" officeooo:paragraph-rsid="00209445" fo:background-color="transparent" style:font-size-asian="8pt" style:font-size-complex="8pt"/>
    </style:style>
    <style:style style:name="P32" style:family="paragraph" style:parent-style-name="Standard">
      <style:text-properties fo:color="#ffffff" loext:opacity="100%" style:font-name="MesloLGS NF" fo:font-size="8pt" officeooo:rsid="0015e918" officeooo:paragraph-rsid="00a653a0" fo:background-color="transparent" style:font-size-asian="8pt" style:font-size-complex="8pt"/>
    </style:style>
    <style:style style:name="P33" style:family="paragraph" style:parent-style-name="Standard">
      <style:text-properties fo:color="#ffffff" loext:opacity="100%" style:font-name="MesloLGS NF" fo:font-size="8pt" officeooo:rsid="0015e918" officeooo:paragraph-rsid="00bd8857" fo:background-color="transparent" style:font-size-asian="8pt" style:font-size-complex="8pt"/>
    </style:style>
    <style:style style:name="P34" style:family="paragraph" style:parent-style-name="Standard">
      <style:text-properties fo:color="#ffffff" loext:opacity="100%" style:font-name="MesloLGS NF" fo:font-size="8pt" fo:font-weight="bold" officeooo:rsid="0015e918" officeooo:paragraph-rsid="008a766a" fo:background-color="transparent" style:font-size-asian="8pt" style:font-weight-asian="bold" style:font-size-complex="8pt" style:font-weight-complex="bold"/>
    </style:style>
    <style:style style:name="P35" style:family="paragraph" style:parent-style-name="Standard">
      <style:text-properties fo:color="#ffffff" loext:opacity="100%" style:font-name="MesloLGS NF" fo:font-size="8pt" fo:font-weight="bold" officeooo:rsid="0015e918" officeooo:paragraph-rsid="00bd8857" fo:background-color="transparent" style:font-size-asian="8pt" style:font-weight-asian="bold" style:font-size-complex="8pt" style:font-weight-complex="bold"/>
    </style:style>
    <style:style style:name="P36" style:family="paragraph" style:parent-style-name="Standard">
      <style:text-properties fo:color="#ffffff" loext:opacity="100%" style:font-name="MesloLGS NF" fo:font-size="8pt" fo:font-weight="normal" officeooo:rsid="0015e918" officeooo:paragraph-rsid="00abd403" fo:background-color="transparent" style:font-size-asian="8pt" style:font-weight-asian="normal" style:font-size-complex="8pt" style:font-weight-complex="normal"/>
    </style:style>
    <style:style style:name="P37" style:family="paragraph" style:parent-style-name="Standard">
      <style:text-properties fo:color="#bababa" loext:opacity="100%" style:font-name="MesloLGS NF" fo:font-size="8pt" officeooo:rsid="0015e918" officeooo:paragraph-rsid="002145e8" fo:background-color="transparent" style:font-size-asian="8pt" style:font-size-complex="8pt"/>
    </style:style>
    <style:style style:name="P38" style:family="paragraph" style:parent-style-name="Standard">
      <style:text-properties fo:color="#bababa" loext:opacity="100%" style:font-name="MesloLGS NF" fo:font-size="8pt" officeooo:rsid="0015e918" officeooo:paragraph-rsid="003a131b" fo:background-color="transparent" style:font-size-asian="8pt" style:font-size-complex="8pt"/>
    </style:style>
    <style:style style:name="P39" style:family="paragraph" style:parent-style-name="Standard">
      <style:text-properties fo:color="#bababa" loext:opacity="100%" style:font-name="MesloLGS NF" fo:font-size="8pt" officeooo:rsid="0015e918" officeooo:paragraph-rsid="006d072a" fo:background-color="transparent" style:font-size-asian="8pt" style:font-size-complex="8pt"/>
    </style:style>
    <style:style style:name="P40" style:family="paragraph" style:parent-style-name="Standard">
      <style:text-properties fo:color="#bababa" loext:opacity="100%" style:font-name="MesloLGS NF" fo:font-size="8pt" officeooo:rsid="0015e918" officeooo:paragraph-rsid="00b42581" fo:background-color="transparent" style:font-size-asian="8pt" style:font-size-complex="8pt"/>
    </style:style>
    <style:style style:name="P41" style:family="paragraph" style:parent-style-name="Standard">
      <style:text-properties fo:color="#bababa" loext:opacity="100%" style:font-name="MesloLGS NF" fo:font-size="8pt" officeooo:rsid="0015e918" officeooo:paragraph-rsid="00b42581" style:font-size-asian="8pt" style:font-size-complex="8pt"/>
    </style:style>
    <style:style style:name="P42" style:family="paragraph" style:parent-style-name="Standard">
      <style:text-properties fo:color="#939393" loext:opacity="100%" style:font-name="MesloLGS NF" fo:font-size="8pt" officeooo:paragraph-rsid="0097cf1a" fo:background-color="transparent" style:font-size-asian="8pt" style:font-size-complex="8pt"/>
    </style:style>
    <style:style style:name="P43" style:family="paragraph" style:parent-style-name="Standard">
      <style:text-properties fo:color="#939393" loext:opacity="100%" style:font-name="MesloLGS NF" fo:font-size="8pt" fo:font-weight="bold" officeooo:rsid="0015e918" officeooo:paragraph-rsid="0097cf1a" fo:background-color="transparent" style:font-size-asian="8pt" style:font-weight-asian="bold" style:font-size-complex="8pt" style:font-weight-complex="bold"/>
    </style:style>
    <style:style style:name="P44" style:family="paragraph" style:parent-style-name="Standard">
      <style:text-properties fo:color="#d0d0d0" loext:opacity="100%" style:font-name="MesloLGS NF" fo:font-size="8pt" fo:font-weight="normal" officeooo:rsid="00ac678c" officeooo:paragraph-rsid="00ac678c" fo:background-color="transparent" style:font-size-asian="8pt" style:font-weight-asian="normal" style:font-size-complex="8pt" style:font-weight-complex="normal"/>
    </style:style>
    <style:style style:name="P45" style:family="paragraph" style:parent-style-name="Standard">
      <style:text-properties fo:color="#127622" loext:opacity="100%" style:font-name="MesloLGS NF" fo:font-size="8pt" fo:font-weight="bold" officeooo:rsid="0016fd21" officeooo:paragraph-rsid="00b42581" fo:background-color="transparent" style:font-size-asian="8pt" style:font-weight-asian="bold" style:font-size-complex="8pt" style:font-weight-complex="bold"/>
    </style:style>
    <style:style style:name="P46" style:family="paragraph" style:parent-style-name="Standard">
      <style:text-properties fo:color="#127622" loext:opacity="100%" style:font-name="MesloLGS NF" fo:font-size="8pt" fo:font-weight="normal" officeooo:rsid="00b42581" officeooo:paragraph-rsid="006d072a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text-properties officeooo:paragraph-rsid="00b51736"/>
    </style:style>
    <style:style style:name="P48" style:family="paragraph" style:parent-style-name="Standard">
      <style:text-properties officeooo:paragraph-rsid="004eef03"/>
    </style:style>
    <style:style style:name="P49" style:family="paragraph" style:parent-style-name="Standard">
      <style:text-properties officeooo:paragraph-rsid="00b93dd6"/>
    </style:style>
    <style:style style:name="P50" style:family="paragraph" style:parent-style-name="Standard">
      <style:text-properties officeooo:paragraph-rsid="00bbbd25"/>
    </style:style>
    <style:style style:name="P51" style:family="paragraph" style:parent-style-name="Standard">
      <style:text-properties officeooo:paragraph-rsid="0023c08c"/>
    </style:style>
    <style:style style:name="P52" style:family="paragraph" style:parent-style-name="Standard">
      <style:text-properties officeooo:paragraph-rsid="00bf4d45"/>
    </style:style>
    <style:style style:name="P53" style:family="paragraph" style:parent-style-name="Standard">
      <style:text-properties fo:color="#127622" loext:opacity="100%" style:font-name="MesloLGS NF" fo:font-size="8pt" fo:font-weight="normal" officeooo:rsid="0015e918" officeooo:paragraph-rsid="00c5e43f" fo:background-color="transparent" style:font-size-asian="8pt" style:font-weight-asian="normal" style:font-size-complex="8pt" style:font-weight-complex="normal"/>
    </style:style>
    <style:style style:name="T1" style:family="text">
      <style:text-properties fo:color="#007ffe" loext:opacity="100%" fo:font-weight="bold" fo:background-color="transparent" loext:char-shading-value="0" style:font-weight-asian="bold" style:font-weight-complex="bold"/>
    </style:style>
    <style:style style:name="T2" style:family="text">
      <style:text-properties fo:color="#007ffe" loext:opacity="100%" fo:font-weight="bold" fo:background-color="#007ffe" loext:char-shading-value="0" style:font-weight-asian="bold" style:font-weight-complex="bold"/>
    </style:style>
    <style:style style:name="T3" style:family="text">
      <style:text-properties fo:color="#007ffe" loext:opacity="100%" fo:font-weight="bold" fo:background-color="#d0d0d0" loext:char-shading-value="0" style:font-weight-asian="bold" style:font-weight-complex="bold"/>
    </style:style>
    <style:style style:name="T4" style:family="text">
      <style:text-properties fo:color="#007ffe" loext:opacity="100%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5" style:family="text">
      <style:text-properties fo:color="#007ffe" loext:opacity="100%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6" style:family="text">
      <style:text-properties fo:color="#007ffe" loext:opacity="100%" fo:font-size="8pt" officeooo:rsid="0015e918" fo:background-color="#d0d0d0" loext:char-shading-value="0" style:font-size-asian="8pt" style:font-size-complex="8pt"/>
    </style:style>
    <style:style style:name="T7" style:family="text">
      <style:text-properties fo:color="#007ffe" loext:opacity="100%" fo:font-size="8pt" officeooo:rsid="0015e918" fo:background-color="#333333" loext:char-shading-value="0" style:font-size-asian="8pt" style:font-size-complex="8pt"/>
    </style:style>
    <style:style style:name="T8" style:family="text">
      <style:text-properties fo:color="#007ffe" loext:opacity="100%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9" style:family="text">
      <style:text-properties fo:color="#007ffe" loext:opacity="100%" style:font-name="MesloLGS N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10" style:family="text">
      <style:text-properties fo:color="#007ffe" loext:opacity="100%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1" style:family="text">
      <style:text-properties fo:color="#007ffe" loext:opacity="100%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12" style:family="text">
      <style:text-properties fo:color="#007ffe" loext:opacity="100%" style:font-name="MesloLGS NF" fo:font-size="8pt" officeooo:rsid="0015e918" fo:background-color="#d0d0d0" loext:char-shading-value="0" style:font-size-asian="8pt" style:font-size-complex="8pt"/>
    </style:style>
    <style:style style:name="T13" style:family="text">
      <style:text-properties fo:color="#007ffe" loext:opacity="100%" style:font-name="MesloLGS NF" fo:font-size="8pt" officeooo:rsid="0015e918" fo:background-color="transparent" loext:char-shading-value="0" style:font-size-asian="8pt" style:font-size-complex="8pt"/>
    </style:style>
    <style:style style:name="T14" style:family="text">
      <style:text-properties fo:color="#000000" loext:opacity="100%" fo:font-weight="normal" officeooo:rsid="0016fd21" fo:background-color="#d0d0d0" loext:char-shading-value="0" style:font-weight-asian="normal" style:font-weight-complex="normal"/>
    </style:style>
    <style:style style:name="T15" style:family="text">
      <style:text-properties fo:color="#000000" loext:opacity="100%" fo:font-weight="normal" fo:background-color="#007ffe" loext:char-shading-value="0" style:font-weight-asian="normal" style:font-weight-complex="normal"/>
    </style:style>
    <style:style style:name="T16" style:family="text">
      <style:text-properties fo:color="#000000" loext:opacity="100%" officeooo:rsid="0016fd21" fo:background-color="#d0d0d0" loext:char-shading-value="0"/>
    </style:style>
    <style:style style:name="T17" style:family="text">
      <style:text-properties fo:color="#000000" loext:opacity="100%" fo:font-size="8pt" officeooo:rsid="0015e918" fo:background-color="#4c4c4c" loext:char-shading-value="0" style:font-size-asian="8pt" style:font-size-complex="8pt"/>
    </style:style>
    <style:style style:name="T18" style:family="text">
      <style:text-properties fo:color="#000000" loext:opacity="100%" style:font-name="MesloLGS NF" fo:font-size="8pt" fo:font-weight="bold" officeooo:rsid="0018ea71" fo:background-color="#ffd800" loext:char-shading-value="0" style:font-size-asian="8pt" style:font-weight-asian="bold" style:font-size-complex="8pt" style:font-weight-complex="bold"/>
    </style:style>
    <style:style style:name="T19" style:family="text">
      <style:text-properties fo:color="#000000" loext:opacity="100%" style:font-name="MesloLGS NF" fo:font-size="8pt" officeooo:rsid="0015e918" fo:background-color="#4c4c4c" loext:char-shading-value="0" style:font-size-asian="8pt" style:font-size-complex="8pt"/>
    </style:style>
    <style:style style:name="T20" style:family="text">
      <style:text-properties fo:color="#000000" loext:opacity="100%" style:font-name="MesloLGS NF" fo:font-size="8pt" fo:font-weight="normal" officeooo:rsid="0015e918" fo:background-color="#4c4c4c" loext:char-shading-value="0" style:font-size-asian="8pt" style:font-weight-asian="normal" style:font-size-complex="8pt" style:font-weight-complex="normal"/>
    </style:style>
    <style:style style:name="T21" style:family="text">
      <style:text-properties fo:color="#d0d0d0" loext:opacity="100%"/>
    </style:style>
    <style:style style:name="T22" style:family="text">
      <style:text-properties fo:color="#d0d0d0" loext:opacity="100%" fo:font-weight="bold" fo:background-color="#4c4c4c" loext:char-shading-value="0" style:font-weight-asian="bold" style:font-weight-complex="bold"/>
    </style:style>
    <style:style style:name="T23" style:family="text">
      <style:text-properties fo:color="#d0d0d0" loext:opacity="100%" fo:font-weight="bold" fo:background-color="transparent" loext:char-shading-value="0" style:font-weight-asian="bold" style:font-weight-complex="bold"/>
    </style:style>
    <style:style style:name="T24" style:family="text">
      <style:text-properties fo:color="#d0d0d0" loext:opacity="100%" fo:font-weight="bold" fo:background-color="#d0d0d0" loext:char-shading-value="0" style:font-weight-asian="bold" style:font-weight-complex="bold"/>
    </style:style>
    <style:style style:name="T25" style:family="text">
      <style:text-properties fo:color="#d0d0d0" loext:opacity="100%" fo:font-weight="bold" fo:background-color="#007ffe" loext:char-shading-value="0" style:font-weight-asian="bold" style:font-weight-complex="bold"/>
    </style:style>
    <style:style style:name="T26" style:family="text">
      <style:text-properties fo:color="#d0d0d0" loext:opacity="100%" fo:background-color="#d0d0d0" loext:char-shading-value="0"/>
    </style:style>
    <style:style style:name="T27" style:family="text">
      <style:text-properties fo:color="#d0d0d0" loext:opacity="100%" officeooo:rsid="0016fd21" fo:background-color="#d0d0d0" loext:char-shading-value="0"/>
    </style:style>
    <style:style style:name="T28" style:family="text">
      <style:text-properties fo:color="#d0d0d0" loext:opacity="100%" fo:font-weight="normal" fo:background-color="#d0d0d0" loext:char-shading-value="0" style:font-weight-asian="normal" style:font-weight-complex="normal"/>
    </style:style>
    <style:style style:name="T29" style:family="text">
      <style:text-properties fo:color="#d0d0d0" loext:opacity="100%" fo:font-weight="normal" fo:background-color="#4c4c4c" loext:char-shading-value="0" style:font-weight-asian="normal" style:font-weight-complex="normal"/>
    </style:style>
    <style:style style:name="T30" style:family="text">
      <style:text-properties fo:color="#d0d0d0" loext:opacity="100%" fo:font-size="8pt" officeooo:rsid="0015e918" fo:background-color="#e8e8e8" loext:char-shading-value="0" style:font-size-asian="8pt" style:font-size-complex="8pt"/>
    </style:style>
    <style:style style:name="T31" style:family="text">
      <style:text-properties fo:color="#d0d0d0" loext:opacity="100%" fo:font-size="8pt" officeooo:rsid="0015e918" fo:background-color="#4c4c4c" loext:char-shading-value="0" style:font-size-asian="8pt" style:font-size-complex="8pt"/>
    </style:style>
    <style:style style:name="T32" style:family="text">
      <style:text-properties fo:color="#d0d0d0" loext:opacity="100%" fo:font-size="8pt" officeooo:rsid="002dcca1" fo:background-color="#4c4c4c" loext:char-shading-value="0" style:font-size-asian="8pt" style:font-size-complex="8pt"/>
    </style:style>
    <style:style style:name="T33" style:family="text">
      <style:text-properties fo:color="#d0d0d0" loext:opacity="100%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34" style:family="text">
      <style:text-properties fo:color="#d0d0d0" loext:opacity="100%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35" style:family="text">
      <style:text-properties fo:color="#d0d0d0" loext:opacity="100%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36" style:family="text">
      <style:text-properties fo:color="#d0d0d0" loext:opacity="100%" fo:font-size="8pt" fo:font-weight="bold" officeooo:rsid="006d072a" fo:background-color="#007ffe" loext:char-shading-value="0" style:font-size-asian="8pt" style:font-weight-asian="bold" style:font-size-complex="8pt" style:font-weight-complex="bold"/>
    </style:style>
    <style:style style:name="T37" style:family="text">
      <style:text-properties fo:color="#d0d0d0" loext:opacity="100%" style:font-name="MesloLGS NF" fo:font-size="8pt" fo:font-weight="normal" officeooo:rsid="0015e918" fo:background-color="#4c4c4c" loext:char-shading-value="0" style:font-size-asian="8pt" style:font-weight-asian="normal" style:font-size-complex="8pt" style:font-weight-complex="normal"/>
    </style:style>
    <style:style style:name="T38" style:family="text">
      <style:text-properties fo:color="#d0d0d0" loext:opacity="100%" style:font-name="MesloLGS NF" fo:font-size="8pt" fo:font-weight="normal" officeooo:rsid="0038abb4" fo:background-color="#4c4c4c" loext:char-shading-value="0" style:font-size-asian="8pt" style:font-weight-asian="normal" style:font-size-complex="8pt" style:font-weight-complex="normal"/>
    </style:style>
    <style:style style:name="T39" style:family="text">
      <style:text-properties fo:color="#d0d0d0" loext:opacity="100%" style:font-name="MesloLGS N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40" style:family="text">
      <style:text-properties fo:color="#d0d0d0" loext:opacity="100%" style:font-name="MesloLGS N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41" style:family="text">
      <style:text-properties fo:color="#d0d0d0" loext:opacity="100%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42" style:family="text">
      <style:text-properties fo:color="#d0d0d0" loext:opacity="100%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43" style:family="text">
      <style:text-properties fo:color="#d0d0d0" loext:opacity="100%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44" style:family="text">
      <style:text-properties fo:color="#d0d0d0" loext:opacity="100%" style:font-name="MesloLGS NF" fo:font-size="8pt" officeooo:rsid="0016fd21" fo:background-color="#d0d0d0" loext:char-shading-value="0" style:font-size-asian="8pt" style:font-size-complex="8pt"/>
    </style:style>
    <style:style style:name="T45" style:family="text">
      <style:text-properties fo:color="#d0d0d0" loext:opacity="100%" style:font-name="MesloLGS NF" fo:font-size="8pt" officeooo:rsid="0015e918" fo:background-color="#d0d0d0" loext:char-shading-value="0" style:font-size-asian="8pt" style:font-size-complex="8pt"/>
    </style:style>
    <style:style style:name="T46" style:family="text">
      <style:text-properties fo:color="#d0d0d0" loext:opacity="100%" style:font-name="MesloLGS NF" fo:font-size="8pt" officeooo:rsid="0015e918" fo:background-color="#4c4c4c" loext:char-shading-value="0" style:font-size-asian="8pt" style:font-size-complex="8pt"/>
    </style:style>
    <style:style style:name="T47" style:family="text">
      <style:text-properties fo:color="#d0d0d0" loext:opacity="100%" style:font-name="MesloLGS NF" fo:font-size="8pt" officeooo:rsid="002dcca1" fo:background-color="#4c4c4c" loext:char-shading-value="0" style:font-size-asian="8pt" style:font-size-complex="8pt"/>
    </style:style>
    <style:style style:name="T48" style:family="text">
      <style:text-properties fo:color="#d0d0d0" loext:opacity="100%" style:font-name="MesloLGS NF" fo:font-size="8pt" officeooo:rsid="0015e918" fo:background-color="transparent" loext:char-shading-value="0" style:font-size-asian="8pt" style:font-size-complex="8pt"/>
    </style:style>
    <style:style style:name="T49" style:family="text">
      <style:text-properties fo:color="#d0d0d0" loext:opacity="100%" style:font-name="MesloLGS NF" fo:font-size="8pt" officeooo:rsid="0015e918" fo:background-color="#e8e8e8" loext:char-shading-value="0" style:font-size-asian="8pt" style:font-size-complex="8pt"/>
    </style:style>
    <style:style style:name="T50" style:family="text">
      <style:text-properties fo:color="#ffffff" loext:opacity="100%" fo:background-color="transparent" loext:char-shading-value="0"/>
    </style:style>
    <style:style style:name="T51" style:family="text">
      <style:text-properties fo:color="#ffffff" loext:opacity="100%" fo:font-weight="bold" fo:background-color="#007ffe" loext:char-shading-value="0" style:font-weight-asian="bold" style:font-weight-complex="bold"/>
    </style:style>
    <style:style style:name="T52" style:family="text">
      <style:text-properties fo:color="#ffffff" loext:opacity="100%" fo:font-weight="bold" officeooo:rsid="0016fd21" style:font-weight-asian="bold" style:font-weight-complex="bold"/>
    </style:style>
    <style:style style:name="T53" style:family="text">
      <style:text-properties fo:color="#ffffff" loext:opacity="100%" fo:font-weight="normal" fo:background-color="#007ffe" loext:char-shading-value="0" style:font-weight-asian="normal" style:font-weight-complex="normal"/>
    </style:style>
    <style:style style:name="T54" style:family="text">
      <style:text-properties fo:color="#ffffff" loext:opacity="100%" fo:font-weight="normal" officeooo:rsid="0016fd21" fo:background-color="#007ffe" loext:char-shading-value="0" style:font-weight-asian="normal" style:font-weight-complex="normal"/>
    </style:style>
    <style:style style:name="T55" style:family="text">
      <style:text-properties fo:color="#ffffff" loext:opacity="100%" fo:font-weight="normal" fo:background-color="#d0d0d0" loext:char-shading-value="0" style:font-weight-asian="normal" style:font-weight-complex="normal"/>
    </style:style>
    <style:style style:name="T56" style:family="text">
      <style:text-properties fo:color="#ffffff" loext:opacity="100%" fo:font-size="8pt" fo:font-weight="bold" officeooo:rsid="003dff5e" fo:background-color="#007ffe" loext:char-shading-value="0" style:font-size-asian="8pt" style:font-weight-asian="bold" style:font-size-complex="8pt" style:font-weight-complex="bold"/>
    </style:style>
    <style:style style:name="T57" style:family="text">
      <style:text-properties fo:color="#ffffff" loext:opacity="100%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58" style:family="text">
      <style:text-properties fo:color="#ffffff" loext:opacity="100%" fo:font-size="8pt" officeooo:rsid="0015e918" fo:background-color="#4c4c4c" loext:char-shading-value="0" style:font-size-asian="8pt" style:font-size-complex="8pt"/>
    </style:style>
    <style:style style:name="T59" style:family="text">
      <style:text-properties fo:color="#ffffff" loext:opacity="100%" fo:font-size="8pt" officeooo:rsid="007f40c7" fo:background-color="#4c4c4c" loext:char-shading-value="0" style:font-size-asian="8pt" style:font-size-complex="8pt"/>
    </style:style>
    <style:style style:name="T60" style:family="text">
      <style:text-properties fo:color="#ffffff" loext:opacity="100%" style:font-name="MesloLGS N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61" style:family="text">
      <style:text-properties fo:color="#ffffff" loext:opacity="100%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62" style:family="text">
      <style:text-properties fo:color="#ffffff" loext:opacity="100%" style:font-name="MesloLGS NF" fo:font-size="8pt" fo:font-weight="normal" officeooo:rsid="0015e918" fo:background-color="#007ffe" loext:char-shading-value="0" style:font-size-asian="8pt" style:font-weight-asian="normal" style:font-size-complex="8pt" style:font-weight-complex="normal"/>
    </style:style>
    <style:style style:name="T63" style:family="text">
      <style:text-properties fo:color="#ffffff" loext:opacity="100%" style:font-name="MesloLGS NF" fo:font-size="8pt" officeooo:rsid="0015e918" fo:background-color="transparent" loext:char-shading-value="0" style:font-size-asian="8pt" style:font-size-complex="8pt"/>
    </style:style>
    <style:style style:name="T64" style:family="text">
      <style:text-properties fo:color="#ffffff" loext:opacity="100%" style:font-name="MesloLGS NF" fo:font-size="8pt" officeooo:rsid="0015e918" fo:background-color="#4c4c4c" loext:char-shading-value="0" style:font-size-asian="8pt" style:font-size-complex="8pt"/>
    </style:style>
    <style:style style:name="T65" style:family="text">
      <style:text-properties fo:color="#ffffff" loext:opacity="100%" style:font-name="MesloLGS NF" fo:font-size="8pt" officeooo:rsid="0015e918" fo:background-color="#007ffe" loext:char-shading-value="0" style:font-size-asian="8pt" style:font-size-complex="8pt"/>
    </style:style>
    <style:style style:name="T66" style:family="text">
      <style:text-properties fo:color="#ffffff" loext:opacity="100%" style:font-name="MesloLGS NF" fo:font-size="8pt" officeooo:rsid="0035d665" fo:background-color="#007ffe" loext:char-shading-value="0" style:font-size-asian="8pt" style:font-size-complex="8pt"/>
    </style:style>
    <style:style style:name="T67" style:family="text">
      <style:text-properties fo:color="#bababa" loext:opacity="100%" fo:font-size="8pt" officeooo:rsid="0015e918" fo:background-color="#4c4c4c" loext:char-shading-value="0" style:font-size-asian="8pt" style:font-size-complex="8pt"/>
    </style:style>
    <style:style style:name="T68" style:family="text">
      <style:text-properties fo:color="#bababa" loext:opacity="100%" fo:font-size="8pt" style:text-underline-style="none" officeooo:rsid="003b7764" fo:background-color="#4c4c4c" loext:char-shading-value="0" style:font-size-asian="8pt" style:font-size-complex="8pt"/>
    </style:style>
    <style:style style:name="T69" style:family="text">
      <style:text-properties fo:color="#bababa" loext:opacity="100%" style:font-name="MesloLGS NF" fo:font-size="8pt" officeooo:rsid="0015e918" fo:background-color="#4c4c4c" loext:char-shading-value="0" style:font-size-asian="8pt" style:font-size-complex="8pt"/>
    </style:style>
    <style:style style:name="T70" style:family="text">
      <style:text-properties fo:color="#bababa" loext:opacity="100%" style:font-name="MesloLGS NF" fo:font-size="8pt" style:text-underline-style="solid" style:text-underline-width="auto" style:text-underline-color="font-color" officeooo:rsid="0015e918" fo:background-color="#4c4c4c" loext:char-shading-value="0" style:font-size-asian="8pt" style:font-size-complex="8pt"/>
    </style:style>
    <style:style style:name="T71" style:family="text">
      <style:text-properties fo:color="#4c4c4c" loext:opacity="100%"/>
    </style:style>
    <style:style style:name="T72" style:family="text">
      <style:text-properties fo:color="#4c4c4c" loext:opacity="100%" fo:font-weight="bold" fo:background-color="#d0d0d0" loext:char-shading-value="0" style:font-weight-asian="bold" style:font-weight-complex="bold"/>
    </style:style>
    <style:style style:name="T73" style:family="text">
      <style:text-properties fo:color="#4c4c4c" loext:opacity="100%" fo:font-weight="bold" officeooo:rsid="0016fd21" fo:background-color="#d0d0d0" loext:char-shading-value="0" style:font-weight-asian="bold" style:font-weight-complex="bold"/>
    </style:style>
    <style:style style:name="T74" style:family="text">
      <style:text-properties fo:color="#4c4c4c" loext:opacity="100%" fo:font-weight="bold" style:font-weight-asian="bold" style:font-weight-complex="bold"/>
    </style:style>
    <style:style style:name="T75" style:family="text">
      <style:text-properties fo:color="#4c4c4c" loext:opacity="100%" fo:font-weight="bold" fo:background-color="#ffd800" loext:char-shading-value="0" style:font-weight-asian="bold" style:font-weight-complex="bold"/>
    </style:style>
    <style:style style:name="T76" style:family="text">
      <style:text-properties fo:color="#4c4c4c" loext:opacity="100%" fo:font-weight="normal" fo:background-color="#d0d0d0" loext:char-shading-value="0" style:font-weight-asian="normal" style:font-weight-complex="normal"/>
    </style:style>
    <style:style style:name="T77" style:family="text">
      <style:text-properties fo:color="#4c4c4c" loext:opacity="100%" fo:font-weight="normal" officeooo:rsid="0083fb0d" fo:background-color="#d0d0d0" loext:char-shading-value="0" style:font-weight-asian="normal" style:font-weight-complex="normal"/>
    </style:style>
    <style:style style:name="T78" style:family="text">
      <style:text-properties fo:color="#4c4c4c" loext:opacity="100%" fo:font-weight="normal" officeooo:rsid="00944e0f" fo:background-color="#d0d0d0" loext:char-shading-value="0" style:font-weight-asian="normal" style:font-weight-complex="normal"/>
    </style:style>
    <style:style style:name="T79" style:family="text">
      <style:text-properties fo:color="#4c4c4c" loext:opacity="100%" fo:font-weight="normal" officeooo:rsid="008e0912" fo:background-color="#d0d0d0" loext:char-shading-value="0" style:font-weight-asian="normal" style:font-weight-complex="normal"/>
    </style:style>
    <style:style style:name="T80" style:family="text">
      <style:text-properties fo:color="#4c4c4c" loext:opacity="100%" fo:font-size="8pt" officeooo:rsid="0015e918" fo:background-color="#333333" loext:char-shading-value="0" style:font-size-asian="8pt" style:font-size-complex="8pt"/>
    </style:style>
    <style:style style:name="T81" style:family="text">
      <style:text-properties fo:color="#4c4c4c" loext:opacity="100%" fo:font-size="8pt" officeooo:rsid="0015e918" fo:background-color="#d0d0d0" loext:char-shading-value="0" style:font-size-asian="8pt" style:font-size-complex="8pt"/>
    </style:style>
    <style:style style:name="T82" style:family="text">
      <style:text-properties fo:color="#4c4c4c" loext:opacity="100%" fo:font-size="8pt" officeooo:rsid="003a131b" fo:background-color="#d0d0d0" loext:char-shading-value="0" style:font-size-asian="8pt" style:font-size-complex="8pt"/>
    </style:style>
    <style:style style:name="T83" style:family="text">
      <style:text-properties fo:color="#4c4c4c" loext:opacity="100%" fo:font-size="8pt" officeooo:rsid="0015e918" fo:background-color="transparent" loext:char-shading-value="0" style:font-size-asian="8pt" style:font-size-complex="8pt"/>
    </style:style>
    <style:style style:name="T84" style:family="text">
      <style:text-properties fo:color="#4c4c4c" loext:opacity="100%" fo:font-size="8pt" officeooo:rsid="002dcca1" fo:background-color="transparent" loext:char-shading-value="0" style:font-size-asian="8pt" style:font-size-complex="8pt"/>
    </style:style>
    <style:style style:name="T85" style:family="text">
      <style:text-properties fo:color="#4c4c4c" loext:opacity="100%" fo:font-size="8pt" fo:font-weight="bold" officeooo:rsid="0080b753" fo:background-color="#d0d0d0" loext:char-shading-value="0" style:font-size-asian="8pt" style:font-weight-asian="bold" style:font-size-complex="8pt" style:font-weight-complex="bold"/>
    </style:style>
    <style:style style:name="T86" style:family="text">
      <style:text-properties fo:color="#4c4c4c" loext:opacity="100%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87" style:family="text">
      <style:text-properties fo:color="#4c4c4c" loext:opacity="100%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88" style:family="text">
      <style:text-properties fo:color="#4c4c4c" loext:opacity="100%" fo:font-size="8pt" fo:font-weight="bold" officeooo:rsid="0015e918" fo:background-color="#ffd800" loext:char-shading-value="0" style:font-size-asian="8pt" style:font-weight-asian="bold" style:font-size-complex="8pt" style:font-weight-complex="bold"/>
    </style:style>
    <style:style style:name="T89" style:family="text">
      <style:text-properties fo:color="#4c4c4c" loext:opacity="100%" fo:font-size="8pt" fo:font-weight="normal" officeooo:rsid="0080b753" fo:background-color="#d0d0d0" loext:char-shading-value="0" style:font-size-asian="8pt" style:font-weight-asian="normal" style:font-size-complex="8pt" style:font-weight-complex="normal"/>
    </style:style>
    <style:style style:name="T90" style:family="text">
      <style:text-properties fo:color="#4c4c4c" loext:opacity="100%" fo:font-size="8pt" officeooo:rsid="0015e918" fo:background-color="#4c4c4c" loext:char-shading-value="0" style:font-size-asian="8pt" style:font-size-complex="8pt"/>
    </style:style>
    <style:style style:name="T91" style:family="text">
      <style:text-properties fo:color="#4c4c4c" loext:opacity="100%" fo:font-size="8pt" officeooo:rsid="002dcca1" fo:background-color="#4c4c4c" loext:char-shading-value="0" style:font-size-asian="8pt" style:font-size-complex="8pt"/>
    </style:style>
    <style:style style:name="T92" style:family="text">
      <style:text-properties fo:color="#4c4c4c" loext:opacity="100%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93" style:family="text">
      <style:text-properties fo:color="#4c4c4c" loext:opacity="100%" style:font-name="MesloLGS NF" fo:font-size="8pt" fo:font-weight="bold" officeooo:rsid="00abd403" fo:background-color="#d0d0d0" loext:char-shading-value="0" style:font-size-asian="8pt" style:font-weight-asian="bold" style:font-size-complex="8pt" style:font-weight-complex="bold"/>
    </style:style>
    <style:style style:name="T94" style:family="text">
      <style:text-properties fo:color="#4c4c4c" loext:opacity="100%" style:font-name="MesloLGS NF" fo:font-size="8pt" fo:font-weight="bold" officeooo:rsid="0080b753" fo:background-color="#d0d0d0" loext:char-shading-value="0" style:font-size-asian="8pt" style:font-weight-asian="bold" style:font-size-complex="8pt" style:font-weight-complex="bold"/>
    </style:style>
    <style:style style:name="T95" style:family="text">
      <style:text-properties fo:color="#4c4c4c" loext:opacity="100%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96" style:family="text">
      <style:text-properties fo:color="#4c4c4c" loext:opacity="100%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97" style:family="text">
      <style:text-properties fo:color="#4c4c4c" loext:opacity="100%" style:font-name="MesloLGS NF" fo:font-size="8pt" fo:font-weight="bold" officeooo:rsid="0015e918" fo:background-color="#ffd800" loext:char-shading-value="0" style:font-size-asian="8pt" style:font-weight-asian="bold" style:font-size-complex="8pt" style:font-weight-complex="bold"/>
    </style:style>
    <style:style style:name="T98" style:family="text">
      <style:text-properties fo:color="#4c4c4c" loext:opacity="100%" style:font-name="MesloLGS N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99" style:family="text">
      <style:text-properties fo:color="#4c4c4c" loext:opacity="100%" style:font-name="MesloLGS NF" fo:font-size="8pt" officeooo:rsid="0015e918" fo:background-color="#d0d0d0" loext:char-shading-value="0" style:font-size-asian="8pt" style:font-size-complex="8pt"/>
    </style:style>
    <style:style style:name="T100" style:family="text">
      <style:text-properties fo:color="#4c4c4c" loext:opacity="100%" style:font-name="MesloLGS NF" fo:font-size="8pt" officeooo:rsid="0015e918" fo:background-color="transparent" loext:char-shading-value="0" style:font-size-asian="8pt" style:font-size-complex="8pt"/>
    </style:style>
    <style:style style:name="T101" style:family="text">
      <style:text-properties fo:color="#4c4c4c" loext:opacity="100%" style:font-name="MesloLGS NF" fo:font-size="8pt" officeooo:rsid="0015e918" fo:background-color="#007ffe" loext:char-shading-value="0" style:font-size-asian="8pt" style:font-size-complex="8pt"/>
    </style:style>
    <style:style style:name="T102" style:family="text">
      <style:text-properties fo:color="#4c4c4c" loext:opacity="100%" style:font-name="MesloLGS NF" fo:font-size="8pt" officeooo:rsid="0015e918" fo:background-color="#333333" loext:char-shading-value="0" style:font-size-asian="8pt" style:font-size-complex="8pt"/>
    </style:style>
    <style:style style:name="T103" style:family="text">
      <style:text-properties fo:color="#ffd800" loext:opacity="100%"/>
    </style:style>
    <style:style style:name="T104" style:family="text">
      <style:text-properties fo:color="#ffd800" loext:opacity="100%" fo:font-weight="bold" fo:background-color="transparent" loext:char-shading-value="0" style:font-weight-asian="bold" style:font-weight-complex="bold"/>
    </style:style>
    <style:style style:name="T105" style:family="text">
      <style:text-properties fo:color="#ffd800" loext:opacity="100%" fo:font-weight="bold" officeooo:rsid="0016fd21" fo:background-color="transparent" loext:char-shading-value="0" style:font-weight-asian="bold" style:font-weight-complex="bold"/>
    </style:style>
    <style:style style:name="T106" style:family="text">
      <style:text-properties fo:color="#ffd800" loext:opacity="100%" fo:font-weight="bold" fo:background-color="#e8e8e8" loext:char-shading-value="0" style:font-weight-asian="bold" style:font-weight-complex="bold"/>
    </style:style>
    <style:style style:name="T107" style:family="text">
      <style:text-properties fo:color="#ffd800" loext:opacity="100%" fo:font-weight="bold" officeooo:rsid="0016fd21" style:font-weight-asian="bold" style:font-weight-complex="bold"/>
    </style:style>
    <style:style style:name="T108" style:family="text">
      <style:text-properties fo:color="#ffd800" loext:opacity="100%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09" style:family="text">
      <style:text-properties fo:color="#ffd800" loext:opacity="100%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110" style:family="text">
      <style:text-properties fo:color="#ffd800" loext:opacity="100%" fo:font-size="8pt" officeooo:rsid="0015e918" fo:background-color="transparent" loext:char-shading-value="0" style:font-size-asian="8pt" style:font-size-complex="8pt"/>
    </style:style>
    <style:style style:name="T111" style:family="text">
      <style:text-properties fo:color="#ffd800" loext:opacity="100%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12" style:family="text">
      <style:text-properties fo:color="#ffd800" loext:opacity="100%" style:font-name="MesloLGS NF" fo:font-size="8pt" fo:font-weight="bold" officeooo:rsid="0015e918" fo:background-color="#e8e8e8" loext:char-shading-value="0" style:font-size-asian="8pt" style:font-weight-asian="bold" style:font-size-complex="8pt" style:font-weight-complex="bold"/>
    </style:style>
    <style:style style:name="T113" style:family="text">
      <style:text-properties fo:color="#ffd800" loext:opacity="100%" style:font-name="MesloLGS NF" fo:font-size="8pt" fo:font-weight="bold" officeooo:rsid="0015e918" fo:background-color="#333333" loext:char-shading-value="0" style:font-size-asian="8pt" style:font-weight-asian="bold" style:font-size-complex="8pt" style:font-weight-complex="bold"/>
    </style:style>
    <style:style style:name="T114" style:family="text">
      <style:text-properties fo:color="#ffd800" loext:opacity="100%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115" style:family="text">
      <style:text-properties fo:color="#ffd800" loext:opacity="100%" style:font-name="MesloLGS NF" fo:font-size="8pt" officeooo:rsid="0015e918" fo:background-color="transparent" loext:char-shading-value="0" style:font-size-asian="8pt" style:font-size-complex="8pt"/>
    </style:style>
    <style:style style:name="T116" style:family="text">
      <style:text-properties fo:color="#e8e8e8" loext:opacity="100%" fo:font-weight="normal" fo:background-color="#007ffe" loext:char-shading-value="0" style:font-weight-asian="normal" style:font-weight-complex="normal"/>
    </style:style>
    <style:style style:name="T117" style:family="text">
      <style:text-properties fo:color="#e8e8e8" loext:opacity="100%" fo:font-weight="normal" officeooo:rsid="00225b40" fo:background-color="#007ffe" loext:char-shading-value="0" style:font-weight-asian="normal" style:font-weight-complex="normal"/>
    </style:style>
    <style:style style:name="T118" style:family="text">
      <style:text-properties fo:color="#e8e8e8" loext:opacity="100%" fo:font-size="8pt" officeooo:rsid="0015e918" fo:background-color="#4c4c4c" loext:char-shading-value="0" style:font-size-asian="8pt" style:font-size-complex="8pt"/>
    </style:style>
    <style:style style:name="T119" style:family="text">
      <style:text-properties fo:color="#e8e8e8" loext:opacity="100%" style:font-name="MesloLGS NF" fo:font-size="8pt" officeooo:rsid="0015e918" fo:background-color="#4c4c4c" loext:char-shading-value="0" style:font-size-asian="8pt" style:font-size-complex="8pt"/>
    </style:style>
    <style:style style:name="T120" style:family="text">
      <style:text-properties fo:color="#333333" loext:opacity="100%" fo:font-weight="normal" fo:background-color="#dddddd" loext:char-shading-value="0" style:font-weight-asian="normal" style:font-weight-complex="normal"/>
    </style:style>
    <style:style style:name="T121" style:family="text">
      <style:text-properties fo:color="#333333" loext:opacity="100%" fo:background-color="#dddddd" loext:char-shading-value="0"/>
    </style:style>
    <style:style style:name="T122" style:family="text">
      <style:text-properties fo:color="#333333" loext:opacity="100%" style:font-name="MesloLGS NF" fo:font-size="8pt" fo:font-weight="bold" officeooo:rsid="0015e918" fo:background-color="#dddddd" loext:char-shading-value="0" style:font-size-asian="8pt" style:font-weight-asian="bold" style:font-size-complex="8pt" style:font-weight-complex="bold"/>
    </style:style>
    <style:style style:name="T123" style:family="text">
      <style:text-properties fo:color="#333333" loext:opacity="100%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24" style:family="text">
      <style:text-properties fo:color="#333333" loext:opacity="100%" style:font-name="MesloLGS NF" fo:font-size="8pt" fo:font-weight="bold" officeooo:rsid="00b93dd6" fo:background-color="#d0d0d0" loext:char-shading-value="0" style:font-size-asian="8pt" style:font-weight-asian="bold" style:font-size-complex="8pt" style:font-weight-complex="bold"/>
    </style:style>
    <style:style style:name="T125" style:family="text">
      <style:text-properties fo:color="#333333" loext:opacity="100%" style:font-name="MesloLGS NF" fo:font-size="8pt" officeooo:rsid="00b8ed76" fo:background-color="#d0d0d0" loext:char-shading-value="0" style:font-size-asian="8pt" style:font-size-complex="8pt"/>
    </style:style>
    <style:style style:name="T126" style:family="text">
      <style:text-properties fo:color="#333333" loext:opacity="100%" style:font-name="MesloLGS NF" fo:font-size="8pt" fo:font-weight="normal" officeooo:rsid="00b93dd6" fo:background-color="#d0d0d0" loext:char-shading-value="0" style:font-size-asian="8pt" style:font-weight-asian="normal" style:font-size-complex="8pt" style:font-weight-complex="normal"/>
    </style:style>
    <style:style style:name="T127" style:family="text">
      <style:text-properties fo:color="#333333" loext:opacity="100%" fo:font-weight="bold" fo:background-color="#dddddd" loext:char-shading-value="0" style:font-weight-asian="bold" style:font-weight-complex="bold"/>
    </style:style>
    <style:style style:name="T128" style:family="text">
      <style:text-properties fo:font-weight="bold" officeooo:rsid="0016fd21" fo:background-color="#007ffe" loext:char-shading-value="0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016fd21" style:font-weight-asian="bold" style:font-weight-complex="bold"/>
    </style:style>
    <style:style style:name="T131" style:family="text">
      <style:text-properties fo:color="#fe007f" loext:opacity="100%" fo:font-weight="bold" officeooo:rsid="0016fd21" fo:background-color="#ffd800" loext:char-shading-value="0" style:font-weight-asian="bold" style:font-weight-complex="bold"/>
    </style:style>
    <style:style style:name="T132" style:family="text">
      <style:text-properties officeooo:rsid="0015e918"/>
    </style:style>
    <style:style style:name="T133" style:family="text">
      <style:text-properties officeooo:rsid="0023c08c"/>
    </style:style>
    <style:style style:name="T134" style:family="text">
      <style:text-properties officeooo:rsid="004d1038"/>
    </style:style>
    <style:style style:name="T135" style:family="text">
      <style:text-properties officeooo:rsid="004eef03"/>
    </style:style>
    <style:style style:name="T136" style:family="text">
      <style:text-properties fo:color="#7f7f7f" loext:opacity="100%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137" style:family="text">
      <style:text-properties fo:color="#7f7f7f" loext:opacity="100%" fo:font-size="8pt" officeooo:rsid="0015e918" fo:background-color="transparent" loext:char-shading-value="0" style:font-size-asian="8pt" style:font-size-complex="8pt"/>
    </style:style>
    <style:style style:name="T138" style:family="text">
      <style:text-properties fo:color="#7f7f7f" loext:opacity="100%" style:font-name="MesloLGS N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139" style:family="text">
      <style:text-properties fo:color="#7f7f7f" loext:opacity="100%" style:font-name="MesloLGS NF" fo:font-size="8pt" fo:font-weight="normal" officeooo:rsid="0074559d" fo:background-color="transparent" loext:char-shading-value="0" style:font-size-asian="8pt" style:font-weight-asian="normal" style:font-size-complex="8pt" style:font-weight-complex="normal"/>
    </style:style>
    <style:style style:name="T140" style:family="text">
      <style:text-properties fo:color="#7f7f7f" loext:opacity="100%" style:font-name="MesloLGS NF" fo:font-size="8pt" fo:font-weight="normal" officeooo:rsid="0040d836" fo:background-color="transparent" loext:char-shading-value="0" style:font-size-asian="8pt" style:font-weight-asian="normal" style:font-size-complex="8pt" style:font-weight-complex="normal"/>
    </style:style>
    <style:style style:name="T141" style:family="text">
      <style:text-properties fo:color="#7f7f7f" loext:opacity="100%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42" style:family="text">
      <style:text-properties fo:color="#7f7f7f" loext:opacity="100%" style:font-name="MesloLGS NF" fo:font-size="8pt" officeooo:rsid="0015e918" fo:background-color="transparent" loext:char-shading-value="0" style:font-size-asian="8pt" style:font-size-complex="8pt"/>
    </style:style>
    <style:style style:name="T143" style:family="text">
      <style:text-properties officeooo:rsid="0066d3e2"/>
    </style:style>
    <style:style style:name="T144" style:family="text">
      <style:text-properties officeooo:rsid="006d072a"/>
    </style:style>
    <style:style style:name="T145" style:family="text">
      <style:text-properties officeooo:rsid="00797fdd"/>
    </style:style>
    <style:style style:name="T146" style:family="text">
      <style:text-properties officeooo:rsid="009af1ee"/>
    </style:style>
    <style:style style:name="T147" style:family="text">
      <style:text-properties fo:font-size="8pt" officeooo:rsid="00797fdd" fo:background-color="transparent" loext:char-shading-value="0" style:font-size-asian="8pt" style:font-size-complex="8pt"/>
    </style:style>
    <style:style style:name="T148" style:family="text">
      <style:text-properties fo:font-size="8pt" officeooo:rsid="002145e8" fo:background-color="transparent" loext:char-shading-value="0" style:font-size-asian="8pt" style:font-size-complex="8pt"/>
    </style:style>
    <style:style style:name="T149" style:family="text">
      <style:text-properties fo:font-size="8pt" officeooo:rsid="009db1c5" fo:background-color="transparent" loext:char-shading-value="0" style:font-size-asian="8pt" style:font-size-complex="8pt"/>
    </style:style>
    <style:style style:name="T150" style:family="text">
      <style:text-properties fo:font-size="8pt" officeooo:rsid="009e0718" fo:background-color="transparent" loext:char-shading-value="0" style:font-size-asian="8pt" style:font-size-complex="8pt"/>
    </style:style>
    <style:style style:name="T151" style:family="text">
      <style:text-properties fo:font-size="8pt" officeooo:rsid="006d072a" fo:background-color="transparent" loext:char-shading-value="0" style:font-size-asian="8pt" style:font-size-complex="8pt"/>
    </style:style>
    <style:style style:name="T152" style:family="text">
      <style:text-properties fo:font-size="8pt" officeooo:rsid="0053ce36" fo:background-color="transparent" loext:char-shading-value="0" style:font-size-asian="8pt" style:font-size-complex="8pt"/>
    </style:style>
    <style:style style:name="T153" style:family="text">
      <style:text-properties fo:font-size="8pt" officeooo:rsid="0015e918" fo:background-color="transparent" loext:char-shading-value="0" style:font-size-asian="8pt" style:font-size-complex="8pt"/>
    </style:style>
    <style:style style:name="T154" style:family="text">
      <style:text-properties fo:font-size="8pt" officeooo:rsid="0023c08c" fo:background-color="transparent" loext:char-shading-value="0" style:font-size-asian="8pt" style:font-size-complex="8pt"/>
    </style:style>
    <style:style style:name="T155" style:family="text">
      <style:text-properties fo:font-size="8pt" officeooo:rsid="0091c0a2" fo:background-color="transparent" loext:char-shading-value="0" style:font-size-asian="8pt" style:font-size-complex="8pt"/>
    </style:style>
    <style:style style:name="T156" style:family="text">
      <style:text-properties fo:font-size="8pt" officeooo:rsid="0042cfa4" fo:background-color="transparent" loext:char-shading-value="0" style:font-size-asian="8pt" style:font-size-complex="8pt"/>
    </style:style>
    <style:style style:name="T157" style:family="text">
      <style:text-properties fo:font-size="8pt" officeooo:rsid="0057f372" fo:background-color="transparent" loext:char-shading-value="0" style:font-size-asian="8pt" style:font-size-complex="8pt"/>
    </style:style>
    <style:style style:name="T158" style:family="text">
      <style:text-properties fo:font-size="8pt" officeooo:rsid="00944e0f" fo:background-color="transparent" loext:char-shading-value="0" style:font-size-asian="8pt" style:font-size-complex="8pt"/>
    </style:style>
    <style:style style:name="T159" style:family="text">
      <style:text-properties fo:font-size="8pt" officeooo:rsid="00591516" fo:background-color="transparent" loext:char-shading-value="0" style:font-size-asian="8pt" style:font-size-complex="8pt"/>
    </style:style>
    <style:style style:name="T160" style:family="text">
      <style:text-properties fo:font-size="8pt" officeooo:rsid="009c0a2e" fo:background-color="transparent" loext:char-shading-value="0" style:font-size-asian="8pt" style:font-size-complex="8pt"/>
    </style:style>
    <style:style style:name="T161" style:family="text">
      <style:text-properties fo:font-size="8pt" officeooo:rsid="007b423d" fo:background-color="transparent" loext:char-shading-value="0" style:font-size-asian="8pt" style:font-size-complex="8pt"/>
    </style:style>
    <style:style style:name="T162" style:family="text">
      <style:text-properties fo:font-size="8pt" officeooo:rsid="003a131b" fo:background-color="transparent" loext:char-shading-value="0" style:font-size-asian="8pt" style:font-size-complex="8pt"/>
    </style:style>
    <style:style style:name="T163" style:family="text">
      <style:text-properties fo:font-size="8pt" officeooo:rsid="005a5826" fo:background-color="transparent" loext:char-shading-value="0" style:font-size-asian="8pt" style:font-size-complex="8pt"/>
    </style:style>
    <style:style style:name="T164" style:family="text">
      <style:text-properties fo:font-size="8pt" officeooo:rsid="00646f01" fo:background-color="transparent" loext:char-shading-value="0" style:font-size-asian="8pt" style:font-size-complex="8pt"/>
    </style:style>
    <style:style style:name="T165" style:family="text">
      <style:text-properties fo:font-size="8pt" officeooo:rsid="00751b19" fo:background-color="transparent" loext:char-shading-value="0" style:font-size-asian="8pt" style:font-size-complex="8pt"/>
    </style:style>
    <style:style style:name="T166" style:family="text">
      <style:text-properties fo:font-size="8pt" officeooo:rsid="00c1afd0" fo:background-color="transparent" loext:char-shading-value="0" style:font-size-asian="8pt" style:font-size-complex="8pt"/>
    </style:style>
    <style:style style:name="T167" style:family="text">
      <style:text-properties fo:font-size="8pt" officeooo:rsid="00c4763f" fo:background-color="transparent" loext:char-shading-value="0" style:font-size-asian="8pt" style:font-size-complex="8pt"/>
    </style:style>
    <style:style style:name="T168" style:family="text">
      <style:text-properties fo:color="#dddddd" loext:opacity="100%"/>
    </style:style>
    <style:style style:name="T169" style:family="text">
      <style:text-properties fo:color="#dddddd" loext:opacity="100%" fo:background-color="#dddddd" loext:char-shading-value="0"/>
    </style:style>
    <style:style style:name="T170" style:family="text">
      <style:text-properties fo:color="#666666" loext:opacity="100%" fo:font-weight="normal" fo:background-color="#dddddd" loext:char-shading-value="0" style:font-weight-asian="normal" style:font-weight-complex="normal"/>
    </style:style>
    <style:style style:name="T171" style:family="text">
      <style:text-properties fo:color="#808080" loext:opacity="100%" fo:font-weight="bold" style:font-weight-asian="bold" style:font-weight-complex="bold"/>
    </style:style>
    <style:style style:name="T172" style:family="text">
      <style:text-properties fo:color="#808080" loext:opacity="100%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73" style:family="text">
      <style:text-properties fo:color="#808080" loext:opacity="100%" style:font-name="MesloLGS NF" fo:font-size="8pt" fo:font-weight="normal" officeooo:rsid="0074559d" fo:background-color="transparent" loext:char-shading-value="0" style:font-size-asian="8pt" style:font-weight-asian="normal" style:font-size-complex="8pt" style:font-weight-complex="normal"/>
    </style:style>
    <style:style style:name="T174" style:family="text">
      <style:text-properties fo:color="#808080" loext:opacity="100%" style:font-name="MesloLGS NF" fo:font-size="8pt" fo:font-weight="normal" officeooo:rsid="00b3a027" fo:background-color="transparent" loext:char-shading-value="0" style:font-size-asian="8pt" style:font-weight-asian="normal" style:font-size-complex="8pt" style:font-weight-complex="normal"/>
    </style:style>
    <style:style style:name="T175" style:family="text">
      <style:text-properties fo:color="#808080" loext:opacity="100%" style:font-name="MesloLGS NF" fo:font-size="8pt" fo:font-weight="normal" officeooo:rsid="00bbbd25" fo:background-color="transparent" loext:char-shading-value="0" style:font-size-asian="8pt" style:font-weight-asian="normal" style:font-size-complex="8pt" style:font-weight-complex="normal"/>
    </style:style>
    <style:style style:name="T176" style:family="text">
      <style:text-properties fo:color="#008400" loext:opacity="100%"/>
    </style:style>
    <style:style style:name="T177" style:family="text">
      <style:text-properties fo:color="#008400" loext:opacity="100%" style:font-name="MesloLGS NF" fo:font-size="8pt" officeooo:rsid="0051899d" fo:background-color="transparent" loext:char-shading-value="0" style:font-size-asian="8pt" style:font-size-complex="8pt"/>
    </style:style>
    <style:style style:name="T178" style:family="text">
      <style:text-properties fo:color="#008400" loext:opacity="100%" style:font-name="MesloLGS NF" fo:font-size="8pt" officeooo:rsid="002145e8" fo:background-color="transparent" loext:char-shading-value="0" style:font-size-asian="8pt" style:font-size-complex="8pt"/>
    </style:style>
    <style:style style:name="T179" style:family="text">
      <style:text-properties fo:color="#008400" loext:opacity="100%" style:font-name="MesloLGS NF" fo:font-size="8pt" officeooo:rsid="006d072a" fo:background-color="transparent" loext:char-shading-value="0" style:font-size-asian="8pt" style:font-size-complex="8pt"/>
    </style:style>
    <style:style style:name="T180" style:family="text">
      <style:text-properties fo:color="#008400" loext:opacity="100%" style:font-name="MesloLGS NF" fo:font-size="8pt" officeooo:rsid="004d1038" fo:background-color="transparent" loext:char-shading-value="0" style:font-size-asian="8pt" style:font-size-complex="8pt"/>
    </style:style>
    <style:style style:name="T181" style:family="text">
      <style:text-properties fo:color="#008400" loext:opacity="100%" style:font-name="MesloLGS NF" fo:font-size="8pt" officeooo:rsid="0075d05d" fo:background-color="transparent" loext:char-shading-value="0" style:font-size-asian="8pt" style:font-size-complex="8pt"/>
    </style:style>
    <style:style style:name="T182" style:family="text">
      <style:text-properties fo:color="#008400" loext:opacity="100%" style:font-name="MesloLGS NF" fo:font-size="8pt" officeooo:rsid="00b8ed76" fo:background-color="transparent" loext:char-shading-value="0" style:font-size-asian="8pt" style:font-size-complex="8pt"/>
    </style:style>
    <style:style style:name="T183" style:family="text">
      <style:text-properties fo:color="#008400" loext:opacity="100%" style:font-name="MesloLGS NF" fo:font-size="8pt" officeooo:rsid="004eef03" fo:background-color="transparent" loext:char-shading-value="0" style:font-size-asian="8pt" style:font-size-complex="8pt"/>
    </style:style>
    <style:style style:name="T184" style:family="text">
      <style:text-properties fo:color="#008400" loext:opacity="100%" style:font-name="MesloLGS NF" fo:font-size="8pt" officeooo:rsid="004fd96e" fo:background-color="transparent" loext:char-shading-value="0" style:font-size-asian="8pt" style:font-size-complex="8pt"/>
    </style:style>
    <style:style style:name="T185" style:family="text">
      <style:text-properties fo:color="#008400" loext:opacity="100%" style:font-name="MesloLGS NF" fo:font-size="8pt" officeooo:rsid="00b93dd6" fo:background-color="transparent" loext:char-shading-value="0" style:font-size-asian="8pt" style:font-size-complex="8pt"/>
    </style:style>
    <style:style style:name="T186" style:family="text">
      <style:text-properties fo:color="#008400" loext:opacity="100%" style:font-name="MesloLGS NF" fo:font-size="8pt" officeooo:rsid="009e55d5" fo:background-color="transparent" loext:char-shading-value="0" style:font-size-asian="8pt" style:font-size-complex="8pt"/>
    </style:style>
    <style:style style:name="T187" style:family="text">
      <style:text-properties fo:color="#008400" loext:opacity="100%" style:font-name="MesloLGS NF" fo:font-size="8pt" officeooo:rsid="009ee665" fo:background-color="transparent" loext:char-shading-value="0" style:font-size-asian="8pt" style:font-size-complex="8pt"/>
    </style:style>
    <style:style style:name="T188" style:family="text">
      <style:text-properties fo:color="#008400" loext:opacity="100%" style:font-name="MesloLGS NF" fo:font-size="8pt" officeooo:rsid="0023c08c" fo:background-color="transparent" loext:char-shading-value="0" style:font-size-asian="8pt" style:font-size-complex="8pt"/>
    </style:style>
    <style:style style:name="T189" style:family="text">
      <style:text-properties fo:color="#008400" loext:opacity="100%" style:font-name="MesloLGS NF" fo:font-size="8pt" officeooo:rsid="00bd8857" fo:background-color="transparent" loext:char-shading-value="0" style:font-size-asian="8pt" style:font-size-complex="8pt"/>
    </style:style>
    <style:style style:name="T190" style:family="text">
      <style:text-properties fo:color="#008400" loext:opacity="100%" style:font-name="MesloLGS NF" fo:font-size="8pt" officeooo:rsid="0053ce36" fo:background-color="transparent" loext:char-shading-value="0" style:font-size-asian="8pt" style:font-size-complex="8pt"/>
    </style:style>
    <style:style style:name="T191" style:family="text">
      <style:text-properties fo:color="#008400" loext:opacity="100%" style:font-name="MesloLGS NF" fo:font-size="8pt" officeooo:rsid="0091c0a2" fo:background-color="transparent" loext:char-shading-value="0" style:font-size-asian="8pt" style:font-size-complex="8pt"/>
    </style:style>
    <style:style style:name="T192" style:family="text">
      <style:text-properties fo:color="#008400" loext:opacity="100%" style:font-name="MesloLGS NF" fo:font-size="8pt" officeooo:rsid="00578201" fo:background-color="transparent" loext:char-shading-value="0" style:font-size-asian="8pt" style:font-size-complex="8pt"/>
    </style:style>
    <style:style style:name="T193" style:family="text">
      <style:text-properties fo:color="#008400" loext:opacity="100%" style:font-name="MesloLGS NF" fo:font-size="8pt" officeooo:rsid="0094a4ea" fo:background-color="transparent" loext:char-shading-value="0" style:font-size-asian="8pt" style:font-size-complex="8pt"/>
    </style:style>
    <style:style style:name="T194" style:family="text">
      <style:text-properties fo:color="#008400" loext:opacity="100%" style:font-name="MesloLGS NF" fo:font-size="8pt" officeooo:rsid="00591516" fo:background-color="transparent" loext:char-shading-value="0" style:font-size-asian="8pt" style:font-size-complex="8pt"/>
    </style:style>
    <style:style style:name="T195" style:family="text">
      <style:text-properties fo:color="#008400" loext:opacity="100%" style:font-name="MesloLGS NF" fo:font-size="8pt" officeooo:rsid="009c0a2e" fo:background-color="transparent" loext:char-shading-value="0" style:font-size-asian="8pt" style:font-size-complex="8pt"/>
    </style:style>
    <style:style style:name="T196" style:family="text">
      <style:text-properties fo:color="#008400" loext:opacity="100%" officeooo:rsid="0023c08c"/>
    </style:style>
    <style:style style:name="T197" style:family="text">
      <style:text-properties officeooo:rsid="00b7d6ac"/>
    </style:style>
    <style:style style:name="T198" style:family="text">
      <style:text-properties officeooo:rsid="00bd8857"/>
    </style:style>
    <style:style style:name="T199" style:family="text">
      <style:text-properties fo:font-weight="normal" fo:background-color="#ffd800" loext:char-shading-value="0" style:font-weight-asian="normal" style:font-weight-complex="normal"/>
    </style:style>
    <style:style style:name="T200" style:family="text">
      <style:text-properties fo:color="#b00000" loext:opacity="100%" fo:background-color="#ffd800" loext:char-shading-value="0"/>
    </style:style>
    <style:style style:name="T201" style:family="text">
      <style:text-properties fo:color="#ff0000" loext:opacity="100%" fo:background-color="#ffd800" loext:char-shading-value="0"/>
    </style:style>
    <style:style style:name="T202" style:family="text">
      <style:text-properties fo:color="#ff0000" loext:opacity="100%" officeooo:rsid="00225b40" fo:background-color="#ffd800" loext:char-shading-value="0"/>
    </style:style>
    <style:style style:name="T203" style:family="text">
      <style:text-properties fo:color="#ff0000" loext:opacity="100%" fo:font-weight="bold" fo:background-color="#ffd800" loext:char-shading-value="0" style:font-weight-asian="bold" style:font-weight-complex="bold"/>
    </style:style>
    <style:style style:name="T204" style:family="text">
      <style:text-properties fo:color="#ff0000" loext:opacity="100%" fo:font-size="8pt" fo:font-weight="bold" officeooo:rsid="0015e918" fo:background-color="#ffd800" loext:char-shading-value="0" style:font-size-asian="8pt" style:font-weight-asian="bold" style:font-size-complex="8pt" style:font-weight-complex="bold"/>
    </style:style>
    <style:style style:name="T205" style:family="text">
      <style:text-properties fo:color="#ff0000" loext:opacity="100%" fo:font-size="8pt" fo:font-weight="bold" officeooo:rsid="0035d665" fo:background-color="#ffd800" loext:char-shading-value="0" style:font-size-asian="8pt" style:font-weight-asian="bold" style:font-size-complex="8pt" style:font-weight-complex="bold"/>
    </style:style>
    <style:style style:name="T206" style:family="text">
      <style:text-properties fo:color="#ff0000" loext:opacity="100%" style:font-name="MesloLGS NF" fo:font-size="8pt" fo:font-weight="bold" officeooo:rsid="0015e918" fo:background-color="#ffd800" loext:char-shading-value="0" style:font-size-asian="8pt" style:font-weight-asian="bold" style:font-size-complex="8pt" style:font-weight-complex="bold"/>
    </style:style>
    <style:style style:name="T207" style:family="text">
      <style:text-properties fo:color="#ff0000" loext:opacity="100%" style:font-name="MesloLGS NF" fo:font-size="8pt" fo:font-weight="bold" officeooo:rsid="00c52582" fo:background-color="#ffd800" loext:char-shading-value="0" style:font-size-asian="8pt" style:font-weight-asian="bold" style:font-size-complex="8pt" style:font-weight-complex="bold"/>
    </style:style>
    <style:style style:name="T208" style:family="text">
      <style:text-properties fo:color="#ff0000" loext:opacity="100%" style:font-name="MesloLGS NF" fo:font-size="8pt" fo:font-weight="bold" officeooo:rsid="0035d665" fo:background-color="#ffd800" loext:char-shading-value="0" style:font-size-asian="8pt" style:font-weight-asian="bold" style:font-size-complex="8pt" style:font-weight-complex="bold"/>
    </style:style>
    <style:style style:name="T209" style:family="text">
      <style:text-properties officeooo:rsid="00c5e4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3"/><text:span text:style-name="T145">localhost</text:span></text:p>
      <text:p text:style-name="P16"><text:span text:style-name="T147"><text:s/>logged</text:span><text:span text:style-name="T148">│ </text:span><text:span text:style-name="T147">home</text:span></text:p>
      <text:p text:style-name="P3"><text:s text:c="3"/>┌┴┐┌┴┐┌┴┐</text:p>
      <text:p text:style-name="P22"/>
      <text:p text:style-name="P26"><text:span text:style-name="T85">X</text:span><text:span text:style-name="T33">█</text:span><text:span text:style-name="T35"></text:span><text:span text:style-name="T80">█</text:span><text:span text:style-name="T31"></text:span><text:span text:style-name="T118"> </text:span><text:span text:style-name="T81"></text:span><text:span text:style-name="T30">█</text:span><text:span text:style-name="T81">⌂ </text:span><text:span text:style-name="T31"></text:span><text:span text:style-name="T118"> </text:span><text:span text:style-name="T57">~</text:span><text:span text:style-name="T58"> </text:span><text:span text:style-name="T83"> <text:s text:c="83"/></text:span><text:span text:style-name="T84"><text:s text:c="21"/></text:span><text:span text:style-name="T83"></text:span><text:span text:style-name="T84"> </text:span></text:p>
      <text:p text:style-name="P28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32"><text:span text:style-name="T22">△</text:span><text:span text:style-name="T74"></text:span><text:span text:style-name="T130"> </text:span> </text:p>
      <text:p text:style-name="P31"/>
      <text:p text:style-name="P4">├┘</text:p>
      <text:p text:style-name="P17"><text:span text:style-name="T149">no-</text:span><text:span text:style-name="T150">internet</text:span></text:p>
      <text:p text:style-name="P5"/>
      <text:p text:style-name="P6"><text:s text:c="5"/><text:span text:style-name="T134">admin <text:s text:c="3"/>remote <text:s text:c="44"/>dirstack <text:s text:c="23"/></text:span><text:span text:style-name="T135">detach</text:span><text:span text:style-name="T146">ed</text:span><text:span text:style-name="T135"> suspend</text:span><text:span text:style-name="T146">ed</text:span></text:p>
      <text:p text:style-name="P48"><text:span text:style-name="T177">X</text:span><text:span text:style-name="T178"> <text:s/></text:span><text:span text:style-name="T179">su</text:span><text:span text:style-name="T178"> <text:s/>│ <text:s/>tmux <text:s/>│ <text:s text:c="2"/>RO <text:s text:c="13"/></text:span><text:span text:style-name="T180">VCS root <text:s text:c="15"/></text:span><text:span text:style-name="T181">c</text:span><text:span text:style-name="T180">wd <text:s text:c="5"/></text:span><text:span text:style-name="T178">│ </text:span><text:span text:style-name="T182">recall</text:span><text:span text:style-name="T178"> <text:s text:c="3"/></text:span><text:span text:style-name="T180"><text:s text:c="5"/>batt load temp <text:s/></text:span><text:span text:style-name="T178">│ <text:s/></text:span><text:span text:style-name="T183">bg</text:span><text:span text:style-name="T178"> │</text:span><text:span text:style-name="T185">shell</text:span><text:span text:style-name="T178"> <text:s text:c="2"/></text:span><text:span text:style-name="T184">time</text:span></text:p>
      <text:p text:style-name="P7">├┐┌┴┐┌<text:span text:style-name="T133">─</text:span>┴<text:span text:style-name="T133">─</text:span>┐┌┴┐┌<text:span text:style-name="T133">──</text:span>┴<text:span text:style-name="T133">──</text:span>┐┌┴┐ <text:s text:c="9"/>┌<text:span text:style-name="T133">─────</text:span>┴<text:span text:style-name="T133">─────</text:span>┐ <text:s text:c="10"/>┌<text:span text:style-name="T133">───</text:span>┴<text:span text:style-name="T133">────</text:span>┐ ┌┴┐├┐ <text:s text:c="13"/>┌┴<text:span text:style-name="T133">─</text:span>┐┌<text:span text:style-name="T133">─</text:span>┴<text:span text:style-name="T133">─</text:span>┐┌<text:span text:style-name="T133">─</text:span>┴┐ ┌┴┐┌┴┐┌┴┐┌┴┐ ┌<text:span text:style-name="T133">───</text:span>┴<text:span text:style-name="T133">───</text:span>┐</text:p>
      <text:p text:style-name="P37"><text:s text:c="2"/></text:p>
      <text:p text:style-name="P49"><text:span text:style-name="T94">X</text:span><text:span text:style-name="T41">█</text:span><text:span text:style-name="T111"></text:span><text:span text:style-name="T112">█</text:span><text:span text:style-name="T18">root</text:span><text:span text:style-name="T113">█</text:span><text:span text:style-name="T111"></text:span><text:span text:style-name="T41"></text:span><text:span text:style-name="T42">█</text:span><text:span text:style-name="T12">server</text:span><text:span text:style-name="T45">█</text:span><text:span text:style-name="T41"></text:span><text:span text:style-name="T95"></text:span><text:span text:style-name="T96"> </text:span><text:span text:style-name="T46">~ </text:span><text:span text:style-name="T19">╱ </text:span><text:span text:style-name="T69">code </text:span><text:span text:style-name="T19">╱ </text:span><text:span text:style-name="T70">liquidprompt </text:span><text:span text:style-name="T19">╱ </text:span><text:span text:style-name="T69">theme </text:span><text:span text:style-name="T19">╱ </text:span><text:span text:style-name="T64">dotmatrix </text:span><text:span text:style-name="T99"></text:span><text:span text:style-name="T45">█</text:span><text:span text:style-name="T125">2</text:span><text:span text:style-name="T48"></text:span><text:span text:style-name="T13"></text:span><text:span text:style-name="T100"> <text:s text:c="12"/></text:span><text:span text:style-name="T38">24%</text:span><text:span text:style-name="T20">╱</text:span><text:span text:style-name="T38">1.68</text:span><text:span text:style-name="T20">╱</text:span><text:span text:style-name="T38">90°</text:span><text:span text:style-name="T101"></text:span><text:span text:style-name="T65"> </text:span><text:span text:style-name="T66">3d</text:span><text:span text:style-name="T62">╱</text:span><text:span text:style-name="T66">2&amp;</text:span><text:span text:style-name="T62">╱</text:span><text:span text:style-name="T66">1z</text:span><text:span text:style-name="T10"></text:span><text:span text:style-name="T123"> </text:span><text:span text:style-name="T126">b</text:span><text:span text:style-name="T124"> </text:span><text:span text:style-name="T43"> </text:span><text:span text:style-name="T47">15:20:34</text:span></text:p>
      <text:p text:style-name="P50"><text:span text:style-name="T138">━</text:span><text:span text:style-name="T172"> </text:span><text:span text:style-name="T173">scl</text:span><text:span text:style-name="T174">0 </text:span><text:span text:style-name="T141">┃</text:span><text:span text:style-name="T172"> </text:span><text:span text:style-name="T174">scl1 </text:span><text:span text:style-name="T172"></text:span><text:span text:style-name="T138">━</text:span><text:span text:style-name="T172"></text:span><text:span text:style-name="T138"> </text:span><text:span text:style-name="T139">v</text:span><text:span text:style-name="T140">env </text:span><text:span text:style-name="T172"></text:span><text:span text:style-name="T142">━━━━━━━━━━━━━━━━━━━━━━━━━━━━━━━━━━━━━━━━━━━━━━━━━━━━━━━━━━━━━━━━━━━━━━━━━━━━━━━━━</text:span><text:span text:style-name="T172"> </text:span><text:span text:style-name="T175">ls -al</text:span><text:span text:style-name="T174"> </text:span><text:span text:style-name="T141">┃</text:span><text:span text:style-name="T172"> </text:span><text:span text:style-name="T175">git</text:span><text:span text:style-name="T174"> </text:span><text:span text:style-name="T172"></text:span><text:span text:style-name="T142">━</text:span></text:p>
      <text:p text:style-name="P41"><text:span text:style-name="T29">🖧</text:span><text:span text:style-name="T72"> </text:span><text:span text:style-name="T127"></text:span><text:span text:style-name="T76">± </text:span><text:span text:style-name="T23"></text:span><text:span text:style-name="T1"></text:span><text:span text:style-name="T2"> </text:span><text:span text:style-name="T51">➒</text:span><text:span text:style-name="T15"> </text:span><text:span text:style-name="T3"></text:span><text:span text:style-name="T24"> </text:span><text:span text:style-name="T73">main</text:span><text:span text:style-name="T14">:</text:span><text:span text:style-name="T79">feat</text:span><text:span text:style-name="T55">╱</text:span><text:span text:style-name="T77">v0.1</text:span><text:span text:style-name="T27"> </text:span><text:span text:style-name="T23"></text:span><text:span text:style-name="T1"></text:span><text:span text:style-name="T2"> </text:span><text:span text:style-name="T117">+</text:span><text:span text:style-name="T116">➁</text:span><text:span text:style-name="T15">╱</text:span><text:span text:style-name="T53">-</text:span><text:span text:style-name="T116">⑳⁺</text:span><text:span text:style-name="T3"></text:span><text:span text:style-name="T28"> </text:span><text:span text:style-name="T76">✞</text:span><text:span text:style-name="T55">╱</text:span><text:span text:style-name="T76">⛶</text:span><text:span text:style-name="T55">╱</text:span><text:span text:style-name="T78">detached</text:span><text:span text:style-name="T25"></text:span><text:span text:style-name="T51"> </text:span><text:span text:style-name="T54">20s</text:span><text:span text:style-name="T128"> </text:span><text:span text:style-name="T1"></text:span><text:span text:style-name="T104"></text:span><text:span text:style-name="T203"> </text:span><text:span text:style-name="T131">125</text:span><text:span text:style-name="T105"></text:span><text:span text:style-name="T50"> </text:span><text:span text:style-name="T104"> </text:span></text:p>
      <text:p text:style-name="P33"><text:s text:c="108"/><text:span text:style-name="T176">└</text:span><text:span text:style-name="T196">─</text:span><text:span text:style-name="T176">┬</text:span><text:span text:style-name="T196">──</text:span><text:span text:style-name="T176">┘ <text:s/>└</text:span><text:span text:style-name="T196">─</text:span><text:span text:style-name="T176">┬</text:span><text:span text:style-name="T196">─</text:span><text:span text:style-name="T176">┘</text:span></text:p>
      <text:p text:style-name="P8">├┘ └┬┘ ├┘└<text:span text:style-name="T133">──</text:span>┬┘└<text:span text:style-name="T133">─</text:span>┬<text:span text:style-name="T133">──</text:span>┘└<text:span text:style-name="T133">─</text:span>┬┘└<text:span text:style-name="T133">─</text:span>┬<text:span text:style-name="T133">─</text:span>┘ ├┘└<text:span text:style-name="T133">───</text:span>┬<text:span text:style-name="T133">───</text:span>┘└┬┘└┬┘└<text:span text:style-name="T133">───</text:span>┬<text:span text:style-name="T133">───</text:span>┘└┬<text:span text:style-name="T133">─</text:span>┘ <text:s/>└<text:span text:style-name="T133">─</text:span>┬<text:span text:style-name="T133">─</text:span>┘ ├┘ <text:s text:c="35"/><text:span text:style-name="T198">last <text:s text:c="4"/>most</text:span></text:p>
      <text:p text:style-name="P20"><text:span text:style-name="T148">│ <text:s/></text:span><text:span text:style-name="T152">VCS </text:span><text:span text:style-name="T154">push!</text:span><text:span text:style-name="T148">│</text:span><text:span text:style-name="T153"> <text:s text:c="2"/></text:span><text:span text:style-name="T148">│</text:span><text:span text:style-name="T155">bookmark </text:span><text:span text:style-name="T148">│ </text:span><text:span text:style-name="T156">c</text:span><text:span text:style-name="T154">ommit! </text:span><text:span text:style-name="T148">│</text:span><text:span text:style-name="T154"> <text:s/></text:span><text:span text:style-name="T157">stash</text:span><text:span text:style-name="T154"> </text:span><text:span text:style-name="T148">│ </text:span><text:span text:style-name="T158">head st.</text:span><text:span text:style-name="T148"> </text:span><text:span text:style-name="T159">Runtime </text:span><text:span text:style-name="T148">│ <text:s/></text:span><text:span text:style-name="T160">sudo</text:span></text:p>
      <text:p text:style-name="P51"><text:span text:style-name="T186">i</text:span><text:span text:style-name="T187">t</text:span><text:span text:style-name="T186">net</text:span><text:span text:style-name="T188"> </text:span><text:span text:style-name="T189">commits</text:span><text:span text:style-name="T190"> branch <text:s text:c="4"/></text:span><text:span text:style-name="T191">tag</text:span><text:span text:style-name="T190"> <text:s text:c="6"/></text:span><text:span text:style-name="T192">diff <text:s/></text:span><text:span text:style-name="T193">untracked</text:span><text:span text:style-name="T194"> <text:s text:c="12"/>err</text:span><text:span text:style-name="T195">or</text:span></text:p>
      <text:p text:style-name="P9"/>
      <text:p text:style-name="P9"/>
      <text:p text:style-name="P18"><text:span text:style-name="T154"><text:s text:c="2"/></text:span><text:span text:style-name="T151">ssh</text:span></text:p>
      <text:p text:style-name="P19"><text:span text:style-name="T161">txt</text:span><text:span text:style-name="T148">│</text:span><text:span text:style-name="T162"> <text:s text:c="2"/></text:span><text:span text:style-name="T163">guest <text:s text:c="5"/>FQDN <text:s text:c="3"/></text:span><text:span text:style-name="T164">chroot <text:s text:c="7"/></text:span><text:span text:style-name="T165">shorten</text:span></text:p>
      <text:p text:style-name="P10"><text:span text:style-name="T132">├┐</text:span>┌┴┐<text:span text:style-name="T132">┌</text:span>──<text:span text:style-name="T132">┴</text:span>───<text:span text:style-name="T132">┐ ┌</text:span>────<text:span text:style-name="T132">┴</text:span>─────<text:span text:style-name="T132">┐┌</text:span>┴┐ <text:s text:c="11"/><text:span text:style-name="T132">┌</text:span>┴┐</text:p>
      <text:p text:style-name="P38"><text:s/></text:p>
      <text:p text:style-name="P24"><text:span text:style-name="T89">T </text:span><text:span text:style-name="T33"></text:span><text:span text:style-name="T4"></text:span><text:span text:style-name="T7">█</text:span><text:span text:style-name="T56">rycieos</text:span><text:span text:style-name="T6"></text:span><text:span text:style-name="T34"> </text:span><text:span text:style-name="T82">host.fq.dn </text:span><text:span text:style-name="T33"></text:span><text:span text:style-name="T86"></text:span><text:span text:style-name="T80">█</text:span><text:span text:style-name="T118"> </text:span><text:span text:style-name="T31">~ </text:span><text:span text:style-name="T17">╱ </text:span><text:span text:style-name="T67">code </text:span><text:span text:style-name="T17">╱ </text:span><text:span text:style-name="T68">… </text:span><text:span text:style-name="T17">╱ </text:span><text:span text:style-name="T59">files</text:span><text:span text:style-name="T58"> <text:s/></text:span><text:span text:style-name="T83"> <text:s text:c="63"/></text:span><text:span text:style-name="T87"> 🕒</text:span><text:span text:style-name="T90"> </text:span><text:span text:style-name="T91"><text:s text:c="20"/></text:span></text:p>
      <text:p text:style-name="P29">━<text:span text:style-name="T171"></text:span> <text:span text:style-name="T143">pyenv </text:span><text:span text:style-name="T171"></text:span><text:span text:style-name="T129">━━━━</text:span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40"><text:span text:style-name="T22">△</text:span><text:span text:style-name="T75"></text:span><text:span text:style-name="T106">█</text:span><text:span text:style-name="T131">1</text:span><text:span text:style-name="T107"></text:span><text:span text:style-name="T52">  </text:span></text:p>
      <text:p text:style-name="P45"/>
      <text:p text:style-name="P53"><text:s text:c="4"/><text:span text:style-name="T176">├┘└┬┘</text:span></text:p>
      <text:p text:style-name="P46"><text:span text:style-name="T209"><text:s/>pull!</text:span> shell-level</text:p>
      <text:p text:style-name="P11"/>
      <text:p text:style-name="P13">Tag</text:p>
      <text:p text:style-name="P21"><text:span text:style-name="T148">│</text:span><text:span text:style-name="T154"> </text:span><text:span text:style-name="T151">telnet <text:s text:c="9"/>chroot + RO <text:s text:c="11"/></text:span><text:span text:style-name="T166">warning recall <text:s text:c="50"/></text:span><text:span text:style-name="T167">too much</text:span></text:p>
      <text:p text:style-name="P12"><text:span text:style-name="T132">├┐</text:span>┌─┴─┐ <text:s text:c="11"/><text:span text:style-name="T132">┌</text:span>─┴──┐ <text:s text:c="21"/><text:span text:style-name="T132">┌</text:span>┴┐ <text:s text:c="56"/><text:span text:style-name="T132">┌</text:span>─<text:span text:style-name="T132">┴</text:span>─<text:span text:style-name="T132">┐</text:span></text:p>
      <text:p text:style-name="P39"><text:s/></text:p>
      <text:p text:style-name="P27"><text:span text:style-name="T89">T </text:span><text:span text:style-name="T33"></text:span><text:span text:style-name="T108"></text:span><text:span text:style-name="T4"></text:span><text:span text:style-name="T7">█</text:span><text:span text:style-name="T36">nojhan</text:span><text:span text:style-name="T6"></text:span><text:span text:style-name="T34"> </text:span><text:span text:style-name="T82">host </text:span><text:span text:style-name="T33"></text:span><text:span text:style-name="T108"></text:span><text:span text:style-name="T86"></text:span><text:span text:style-name="T80">█</text:span><text:span text:style-name="T118"> </text:span><text:span text:style-name="T31">~ </text:span><text:span text:style-name="T17">╱ </text:span><text:span text:style-name="T67">code </text:span><text:span text:style-name="T17">╱ </text:span><text:span text:style-name="T68">… </text:span><text:span text:style-name="T17">╱ </text:span><text:span text:style-name="T59">here</text:span><text:span text:style-name="T58"> <text:s/></text:span><text:span text:style-name="T83"></text:span><text:span text:style-name="T110"></text:span><text:span text:style-name="T83"> <text:s text:c="54"/></text:span><text:span text:style-name="T86"></text:span><text:span text:style-name="T35"> </text:span><text:span text:style-name="T88"></text:span><text:span text:style-name="T204"> </text:span><text:span text:style-name="T205">3d </text:span><text:span text:style-name="T109"></text:span><text:span text:style-name="T5"> </text:span><text:span text:style-name="T32">15:20:34</text:span><text:span text:style-name="T31"> </text:span><text:span text:style-name="T32"><text:s text:c="20"/></text:span></text:p>
      <text:p text:style-name="P30"><text:span text:style-name="T197">GIT</text:span><text:span text:style-name="T143"> </text:span>━<text:span text:style-name="T171"></text:span> <text:span text:style-name="T144">devtoolset-8</text:span><text:span text:style-name="T143"> </text:span><text:span text:style-name="T171"></text:span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35"><text:span text:style-name="T29">🖧</text:span><text:span text:style-name="T71"></text:span><text:span text:style-name="T168"></text:span><text:span text:style-name="T169"> </text:span><text:span text:style-name="T121"></text:span><text:span text:style-name="T170">± </text:span><text:span text:style-name="T120"></text:span><text:span text:style-name="T26"> </text:span><text:span text:style-name="T14">main</text:span><text:span text:style-name="T16"> </text:span><text:span text:style-name="T21"></text:span><text:span text:style-name="T103"></text:span><text:span text:style-name="T200"> </text:span><text:span text:style-name="T202">+</text:span><text:span text:style-name="T201">➁</text:span><text:span text:style-name="T199">╱</text:span><text:span text:style-name="T201">-⑳⁺</text:span><text:span text:style-name="T103"></text:span><text:span text:style-name="T21">  </text:span></text:p>
      <text:p text:style-name="P34"/>
      <text:p text:style-name="P15"><text:s/>└┬┘ <text:s text:c="11"/>└<text:span text:style-name="T133">───</text:span>┬<text:span text:style-name="T133">───</text:span>┘</text:p>
      <text:p text:style-name="P14">proxy <text:s text:c="11"/><text:span text:style-name="T198">too much</text:span></text:p>
      <text:p text:style-name="P23"/>
      <text:p text:style-name="P23"/>
      <text:p text:style-name="P44">Generic example:</text:p>
      <text:p text:style-name="P23"/>
      <text:p text:style-name="P52"><text:span text:style-name="T94">X</text:span><text:span text:style-name="T41">█</text:span><text:span text:style-name="T43"></text:span><text:span text:style-name="T102">█</text:span><text:span text:style-name="T46"></text:span><text:span text:style-name="T119"> </text:span><text:span text:style-name="T99"></text:span><text:span text:style-name="T49">█</text:span><text:span text:style-name="T99">⌂ </text:span><text:span text:style-name="T46"></text:span><text:span text:style-name="T119"> </text:span><text:span text:style-name="T61">~</text:span><text:span text:style-name="T46"> </text:span><text:span text:style-name="T19">╱ </text:span><text:span text:style-name="T69">code </text:span><text:span text:style-name="T19">╱ </text:span><text:span text:style-name="T70">liquidprompt </text:span><text:span text:style-name="T19">╱ </text:span><text:span text:style-name="T69">theme </text:span><text:span text:style-name="T19">╱ </text:span><text:span text:style-name="T64">dotmatrix </text:span><text:span text:style-name="T100"></text:span><text:span text:style-name="T115"></text:span><text:span text:style-name="T100"> <text:s text:c="45"/></text:span><text:span text:style-name="T43"> </text:span><text:span text:style-name="T97"></text:span><text:span text:style-name="T206"> </text:span><text:span text:style-name="T207">5</text:span><text:span text:style-name="T208">d </text:span><text:span text:style-name="T114"></text:span><text:span text:style-name="T11"> </text:span><text:span text:style-name="T47">15:20:34</text:span></text:p>
      <text:p text:style-name="P25"><text:span text:style-name="T136">━━━━━━━━━━━━━━</text:span><text:span text:style-name="T137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span></text:p>
      <text:p text:style-name="P47"><text:span text:style-name="T37">🖧</text:span><text:span text:style-name="T92"> </text:span><text:span text:style-name="T122"></text:span><text:span text:style-name="T98">± </text:span><text:span text:style-name="T41"></text:span><text:span text:style-name="T8"></text:span><text:span text:style-name="T9"> </text:span><text:span text:style-name="T62">≠</text:span><text:span text:style-name="T60"> </text:span><text:span text:style-name="T10"></text:span><text:span text:style-name="T42"> </text:span><text:span text:style-name="T93">dotmatrix</text:span><text:span text:style-name="T44"> </text:span><text:span text:style-name="T41"></text:span><text:span text:style-name="T8"></text:span><text:span text:style-name="T9"> </text:span><text:span text:style-name="T62">≠</text:span><text:span text:style-name="T60"> </text:span><text:span text:style-name="T10"></text:span><text:span text:style-name="T39"> </text:span><text:span text:style-name="T98">✞ </text:span><text:span text:style-name="T40"></text:span><text:span text:style-name="T63"> </text:span><text:span text:style-name="T41"></text:span><text:span text:style-name="T111"></text:span></text:p>
      <text:p text:style-name="P3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2">⚀⚁⚂⚃⚄⚅</text:p>
      <text:p text:style-name="P42"><text:soft-page-break/>➊➋➌➍➎➏➐➑➒➓⓫⓬⓭⓮⓯⓰⓱⓲⓳⓴</text:p>
      <text:p text:style-name="P43">➀➁➂➃➄➅➆➇➈➉⑪⑫⑬⑭⑮⑯⑰⑱⑲⑳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sloLGS NF" svg:font-family="'MesloLGS NF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19191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9191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91919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j Han</meta:initial-creator>
    <meta:creation-date>2021-02-07T09:32:08.706838806</meta:creation-date>
    <meta:generator>LibreOffice/7.3.7.2$Linux_X86_64 LibreOffice_project/30$Build-2</meta:generator>
    <dc:date>2023-07-12T16:45:44.222158422</dc:date>
    <meta:editing-duration>P1DT16M3S</meta:editing-duration>
    <meta:editing-cycles>161</meta:editing-cycles>
    <meta:document-statistic meta:table-count="0" meta:image-count="0" meta:object-count="0" meta:page-count="2" meta:paragraph-count="44" meta:word-count="360" meta:character-count="2673" meta:non-whitespace-character-count="1594"/>
  </office:meta>
</office:document-meta>
</file>